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2385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6.11716666666667cm"/>
    </style:style>
    <style:style style:name="co4" style:family="table-column">
      <style:table-column-properties fo:break-before="auto" style:column-width="3.89466666666667cm"/>
    </style:style>
    <style:style style:name="co5" style:family="table-column">
      <style:table-column-properties fo:break-before="auto" style:column-width="3.34433333333333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Reading in division</text:p>
          </table:table-cell>
          <table:table-cell office:value-type="string" table:style-name="ce1">
            <text:p>Volts/division setting</text:p>
          </table:table-cell>
          <table:table-cell office:value-type="string" table:style-name="ce1">
            <text:p>(Calculated) Peak–to–peak Voltage</text:p>
          </table:table-cell>
          <table:table-cell office:value-type="string" table:style-name="ce1">
            <text:p>RMS value (calculated)</text:p>
          </table:table-cell>
          <table:table-cell table:number-columns-repeated="16380" table:style-name="ce1"/>
        </table:table-row>
        <table:table-row table:style-name="ro1">
          <table:table-cell office:value-type="float" office:value="3.96" table:formula="of:=[.C2]/[.B2]" table:style-name="ce1">
            <text:p>3.96</text:p>
          </table:table-cell>
          <table:table-cell office:value-type="float" office:value="1" table:style-name="ce1">
            <text:p>1</text:p>
          </table:table-cell>
          <table:table-cell office:value-type="float" office:value="3.96" table:style-name="ce1">
            <text:p>3.96</text:p>
          </table:table-cell>
          <table:table-cell office:value-type="float" office:value="1.4000714267493639" table:formula="of:=[.C2]/(2*SQRT(2))" table:style-name="ce1">
            <text:p>1.400071427</text:p>
          </table:table-cell>
          <table:table-cell table:number-columns-repeated="16380" table:style-name="ce1"/>
        </table:table-row>
        <table:table-row table:style-name="ro1">
          <table:table-cell office:value-type="float" office:value="6.16" table:formula="of:=[.C3]/[.B3]" table:style-name="ce1">
            <text:p>6.16</text:p>
          </table:table-cell>
          <table:table-cell office:value-type="float" office:value="1" table:style-name="ce1">
            <text:p>1</text:p>
          </table:table-cell>
          <table:table-cell office:value-type="float" office:value="6.16" table:style-name="ce1">
            <text:p>6.16</text:p>
          </table:table-cell>
          <table:table-cell office:value-type="float" office:value="2.1778888860545664" table:formula="of:=[.C3]/(2*SQRT(2))" table:style-name="ce1">
            <text:p>2.177888886</text:p>
          </table:table-cell>
          <table:table-cell table:number-columns-repeated="16380" table:style-name="ce1"/>
        </table:table-row>
        <table:table-row table:style-name="ro1">
          <table:table-cell office:value-type="float" office:value="4.08" table:formula="of:=[.C4]/[.B4]" table:style-name="ce1">
            <text:p>4.08</text:p>
          </table:table-cell>
          <table:table-cell office:value-type="float" office:value="2" table:style-name="ce1">
            <text:p>2</text:p>
          </table:table-cell>
          <table:table-cell office:value-type="float" office:value="8.16" table:style-name="ce1">
            <text:p>8.16</text:p>
          </table:table-cell>
          <table:table-cell office:value-type="float" office:value="2.8849956672411139" table:formula="of:=[.C4]/(2*SQRT(2))" table:style-name="ce1">
            <text:p>2.884995667</text:p>
          </table:table-cell>
          <table:table-cell table:number-columns-repeated="16380" table:style-name="ce1"/>
        </table:table-row>
        <table:table-row table:style-name="ro1">
          <table:table-cell office:value-type="float" office:value="6.45" table:formula="of:=[.C5]/[.B5]" table:style-name="ce1">
            <text:p>6.45</text:p>
          </table:table-cell>
          <table:table-cell office:value-type="float" office:value="0.2" table:style-name="ce1">
            <text:p>0.2</text:p>
          </table:table-cell>
          <table:table-cell office:value-type="float" office:value="1.29" table:style-name="ce1">
            <text:p>1.29</text:p>
          </table:table-cell>
          <table:table-cell office:value-type="float" office:value="0.45608387386532312" table:formula="of:=[.C5]/(2*SQRT(2))" table:style-name="ce1">
            <text:p>0.456083874</text:p>
          </table:table-cell>
          <table:table-cell table:number-columns-repeated="16380" table:style-name="ce1"/>
        </table:table-row>
        <table:table-row table:style-name="ro1">
          <table:table-cell office:value-type="float" office:value="3.16" table:formula="of:=[.C6]/[.B6]" table:style-name="ce1">
            <text:p>3.16</text:p>
          </table:table-cell>
          <table:table-cell office:value-type="float" office:value="5" table:style-name="ce1">
            <text:p>5</text:p>
          </table:table-cell>
          <table:table-cell office:value-type="float" office:value="15.8" table:style-name="ce1">
            <text:p>15.8</text:p>
          </table:table-cell>
          <table:table-cell office:value-type="float" office:value="5.5861435713737251" table:formula="of:=[.C6]/(2*SQRT(2))" table:style-name="ce1">
            <text:p>5.586143571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issagous Pattern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Frequency of generator (KHz)</text:p>
          </table:table-cell>
          <table:table-cell office:value-type="string" table:style-name="ce1">
            <text:p>Unknown Frequency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D10]*([.B10]/[.C10]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[.D11]*([.B11]/[.C11])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[.D12]*([.B12]/[.C12])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D13]*([.B13]/[.C13])" table:style-name="ce1">
            <text:p>4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 (k ohm)</text:p>
          </table:table-cell>
          <table:table-cell office:value-type="string" table:style-name="ce1">
            <text:p>Lissagous pattern</text:p>
          </table:table-cell>
          <table:table-cell office:value-type="string" table:style-name="ce1">
            <text:p>Measured A</text:p>
          </table:table-cell>
          <table:table-cell office:value-type="string" table:style-name="ce1">
            <text:p>Measured C</text:p>
          </table:table-cell>
          <table:table-cell office:value-type="string" table:style-name="ce1">
            <text:p>Measured theta</text:p>
          </table:table-cell>
          <table:table-cell office:value-type="string" table:style-name="ce1">
            <text:p>Calculated theta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27" table:style-name="ce1">
            <text:p>1.27</text:p>
          </table:table-cell>
          <table:table-cell office:value-type="float" office:value="0.78400000000000003" table:style-name="ce1">
            <text:p>0.784</text:p>
          </table:table-cell>
          <table:table-cell office:value-type="float" office:value="38.120928359326868" table:formula="of:=ASIN([.D17]/[.C17])*180/3.14159" table:style-name="ce1">
            <text:p>38.12092836</text:p>
          </table:table-cell>
          <table:table-cell office:value-type="float" office:value="35.883217506359244" table:formula="of:=ATAN(1/(2*3.14159*1000*[.A17]*1000*0.00000022))*180/3.14159" table:style-name="ce1">
            <text:p>35.88321751</text:p>
          </table:table-cell>
          <table:table-cell table:number-columns-repeated="16378"/>
        </table:table-row>
        <table:table-row table:style-name="ro1">
          <table:table-cell office:value-type="float" office:value="4.7" table:style-name="ce1">
            <text:p>4.7</text:p>
          </table:table-cell>
          <table:table-cell table:style-name="ce1"/>
          <table:table-cell office:value-type="float" office:value="1.29" table:style-name="ce1">
            <text:p>1.29</text:p>
          </table:table-cell>
          <table:table-cell office:value-type="float" office:value="0.216" table:style-name="ce1">
            <text:p>0.216</text:p>
          </table:table-cell>
          <table:table-cell office:value-type="float" office:value="9.6391247359155994" table:formula="of:=ASIN([.D18]/[.C18])*180/3.14159" table:style-name="ce1">
            <text:p>9.639124736</text:p>
          </table:table-cell>
          <table:table-cell office:value-type="float" office:value="8.7504001513539365" table:formula="of:=ATAN(1/(2*3.14159*1000*[.A18]*1000*0.00000022))*180/3.14159" table:style-name="ce1">
            <text:p>8.75040015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.31" table:style-name="ce1">
            <text:p>1.3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7.3681536569954611" table:formula="of:=ASIN([.D19]/[.C19])*180/3.14159" table:style-name="ce1">
            <text:p>7.368153657</text:p>
          </table:table-cell>
          <table:table-cell office:value-type="float" office:value="5.9004304760126391" table:formula="of:=ATAN(1/(2*3.14159*1000*[.A19]*1000*0.00000022))*180/3.14159" table:style-name="ce1">
            <text:p>5.900430476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Lokesh Patel</dc:creator>
    <meta:creation-date>2018-01-15T11:58:40Z</meta:creation-date>
    <dc:date>2018-01-20T14:02:00Z</dc:date>
    <meta:editing-cycles>2</meta:editing-cycles>
    <meta:editing-duration>PT969S</meta:editing-duration>
  </office:meta>
</office:document-meta>
</file>